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531CD905D8.png"/>
  <manifest:file-entry manifest:media-type="image/png" manifest:full-path="Pictures/1000020100000053000000432126E05F.png"/>
  <manifest:file-entry manifest:media-type="image/png" manifest:full-path="Pictures/1000020100000053000000439485FF56.png"/>
  <manifest:file-entry manifest:media-type="image/png" manifest:full-path="Pictures/10000201000000FA0000005311EDDA83.png"/>
  <manifest:file-entry manifest:media-type="image/png" manifest:full-path="Pictures/10000201000000430000004B9DEBE1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254cm" draw:textarea-horizontal-align="center" draw:textarea-vertical-align="middle"/>
    </style:style>
    <style:style style:name="gr2" style:family="graphic" style:parent-style-name="standard">
      <style:graphic-properties OOoLatexArgs="28§display§\theta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color="#008000" draw:marker-end="Arrow" draw:marker-end-width="0.254cm" draw:fill="solid" draw:fill-color="#008000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OOoLatexArgs="28§display§e_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OOoLatexArgs="28§display§e_2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OOoLatexArgs="28§display§R_\theta\cdot e_1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OOoLatexArgs="28§display§R_\theta\cdot e_2"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722cm" svg:y1="3.757cm" svg:x2="2.722cm" svg:y2="1.022cm">
          <text:p/>
        </draw:line>
        <draw:line draw:style-name="gr1" draw:text-style-name="P1" draw:layer="layout" svg:x1="2.312cm" svg:y1="3.353cm" svg:x2="5.156cm" svg:y2="3.353cm">
          <text:p/>
        </draw:line>
        <draw:frame draw:style-name="gr2" draw:text-style-name="P1" draw:layer="layout" svg:width="0.2cm" svg:height="0.225cm" svg:x="3.175cm" svg:y="3.111cm">
          <draw:image xlink:href="Pictures/10000201000000430000004B9DEBE143.png" xlink:type="simple" xlink:show="embed" xlink:actuate="onLoad">
            <text:p/>
          </draw:image>
        </draw:frame>
        <draw:line draw:style-name="gr3" draw:text-style-name="P1" draw:layer="layout" svg:x1="2.945cm" svg:y1="3.692cm" svg:x2="1.433cm" svg:y2="1.414cm">
          <text:p/>
        </draw:line>
        <draw:line draw:style-name="gr3" draw:text-style-name="P1" draw:layer="layout" svg:x1="2.38cm" svg:y1="3.583cm" svg:x2="4.749cm" svg:y2="2.009cm">
          <text:p/>
        </draw:line>
        <draw:line draw:style-name="gr4" draw:text-style-name="P1" draw:layer="layout" svg:x1="4.737cm" svg:y1="2.015cm" svg:x2="4.737cm" svg:y2="3.343cm">
          <text:p/>
        </draw:line>
        <draw:line draw:style-name="gr4" draw:text-style-name="P1" draw:layer="layout" svg:x1="4.731cm" svg:y1="2.022cm" svg:x2="2.719cm" svg:y2="2.022cm">
          <text:p/>
        </draw:line>
        <draw:frame draw:style-name="gr5" draw:text-style-name="P1" draw:layer="layout" svg:width="0.449cm" svg:height="0.362cm" svg:x="5.225cm" svg:y="3.208cm">
          <draw:image xlink:href="Pictures/1000020100000053000000432126E05F.png" xlink:type="simple" xlink:show="embed" xlink:actuate="onLoad">
            <text:p/>
          </draw:image>
        </draw:frame>
        <draw:frame draw:style-name="gr6" draw:text-style-name="P1" draw:layer="layout" svg:width="0.435cm" svg:height="0.351cm" svg:x="2.74cm" svg:y="0.711cm">
          <draw:image xlink:href="Pictures/1000020100000053000000439485FF56.png" xlink:type="simple" xlink:show="embed" xlink:actuate="onLoad">
            <text:p/>
          </draw:image>
        </draw:frame>
        <draw:frame draw:style-name="gr7" draw:text-style-name="P1" draw:layer="layout" svg:width="1.168cm" svg:height="0.388cm" svg:x="4.543cm" svg:y="1.535cm">
          <draw:image xlink:href="Pictures/10000201000000FA0000005311EDDA83.png" xlink:type="simple" xlink:show="embed" xlink:actuate="onLoad">
            <text:p/>
          </draw:image>
        </draw:frame>
        <draw:frame draw:style-name="gr8" draw:text-style-name="P1" draw:layer="layout" svg:width="1.096cm" svg:height="0.363cm" svg:x="1.015cm" svg:y="1.036cm">
          <draw:image xlink:href="Pictures/10000201000000FA000000531CD905D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4cm" fo:margin-bottom="24.087cm" fo:margin-left="0.944cm" fo:margin-right="15.89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icardo Fabbri</meta:initial-creator>
    <meta:creation-date>2006-03-23T21:59:41</meta:creation-date>
    <dc:creator>Ricardo Fabbri</dc:creator>
    <dc:date>2006-03-23T22:07:15</dc:date>
    <dc:language>en-US</dc:language>
    <meta:editing-cycles>2</meta:editing-cycles>
    <meta:editing-duration>PT7M3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